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4830" officeooo:paragraph-rsid="000a4830"/>
    </style:style>
    <style:style style:name="P2" style:family="paragraph" style:parent-style-name="Standard">
      <style:text-properties fo:language="en" fo:country="US" officeooo:rsid="000bcd53" officeooo:paragraph-rsid="000bc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  <text:p text:style-name="P2">45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2T17:02:44.280000000</dc:date>
    <meta:editing-duration>PT1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2" meta:character-count="6" meta:non-whitespace-character-count="6"/>
  </office:meta>
</office:document-meta>
</file>